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6e4f27" officeooo:paragraph-rsid="006e4f27" style:font-weight-asian="bold" style:font-weight-complex="bold"/>
    </style:style>
    <style:style style:name="P2" style:family="paragraph" style:parent-style-name="Preformatted_20_Text">
      <style:text-properties fo:font-weight="bold" officeooo:rsid="006ee77b" officeooo:paragraph-rsid="006ee77b" style:font-weight-asian="bold" style:font-weight-complex="bold"/>
    </style:style>
    <style:style style:name="P3" style:family="paragraph" style:parent-style-name="Preformatted_20_Text">
      <style:text-properties fo:font-weight="bold" officeooo:rsid="0070d6e2" officeooo:paragraph-rsid="0070d6e2" style:font-weight-asian="bold" style:font-weight-complex="bold"/>
    </style:style>
    <style:style style:name="P4" style:family="paragraph" style:parent-style-name="Preformatted_20_Text">
      <style:text-properties fo:font-weight="bold" officeooo:rsid="007154f4" officeooo:paragraph-rsid="007154f4" style:font-weight-asian="bold" style:font-weight-complex="bold"/>
    </style:style>
    <style:style style:name="P5" style:family="paragraph" style:parent-style-name="Preformatted_20_Text">
      <style:text-properties fo:font-weight="bold" officeooo:rsid="0073380a" officeooo:paragraph-rsid="0073380a" style:font-weight-asian="bold" style:font-weight-complex="bold"/>
    </style:style>
    <style:style style:name="P6" style:family="paragraph" style:parent-style-name="Preformatted_20_Text">
      <style:text-properties fo:font-weight="bold" officeooo:rsid="0073c5d5" officeooo:paragraph-rsid="0073c5d5" style:font-weight-asian="bold" style:font-weight-complex="bold"/>
    </style:style>
    <style:style style:name="P7" style:family="paragraph" style:parent-style-name="Preformatted_20_Text">
      <style:text-properties fo:font-weight="bold" officeooo:rsid="0076b7e6" officeooo:paragraph-rsid="0076b7e6" style:font-weight-asian="bold" style:font-weight-complex="bold"/>
    </style:style>
    <style:style style:name="P8" style:family="paragraph" style:parent-style-name="Preformatted_20_Text">
      <style:text-properties fo:font-weight="bold" officeooo:rsid="0077e0ae" officeooo:paragraph-rsid="0077e0ae" style:font-weight-asian="bold" style:font-weight-complex="bold"/>
    </style:style>
    <style:style style:name="P9" style:family="paragraph" style:parent-style-name="Preformatted_20_Text">
      <style:text-properties fo:font-weight="bold" officeooo:rsid="00789176" officeooo:paragraph-rsid="00789176" style:font-weight-asian="bold" style:font-weight-complex="bold"/>
    </style:style>
    <style:style style:name="P10" style:family="paragraph" style:parent-style-name="Preformatted_20_Text">
      <style:text-properties fo:font-weight="bold" officeooo:rsid="007a1fc9" officeooo:paragraph-rsid="007a1fc9" style:font-weight-asian="bold" style:font-weight-complex="bold"/>
    </style:style>
    <style:style style:name="P11" style:family="paragraph" style:parent-style-name="Preformatted_20_Text">
      <style:text-properties fo:font-weight="bold" officeooo:rsid="007a9865" officeooo:paragraph-rsid="007a9865" style:font-weight-asian="bold" style:font-weight-complex="bold"/>
    </style:style>
    <style:style style:name="P12" style:family="paragraph" style:parent-style-name="Preformatted_20_Text">
      <style:text-properties fo:font-weight="bold" officeooo:rsid="007c79c6" officeooo:paragraph-rsid="007c79c6" style:font-weight-asian="bold" style:font-weight-complex="bold"/>
    </style:style>
    <style:style style:name="P13" style:family="paragraph" style:parent-style-name="Preformatted_20_Text">
      <style:text-properties fo:font-weight="bold" officeooo:rsid="007e7246" officeooo:paragraph-rsid="007e7246" style:font-weight-asian="bold" style:font-weight-complex="bold"/>
    </style:style>
    <style:style style:name="P14" style:family="paragraph" style:parent-style-name="Preformatted_20_Text">
      <style:text-properties fo:font-weight="bold" officeooo:rsid="007ef81b" officeooo:paragraph-rsid="007ef81b" style:font-weight-asian="bold" style:font-weight-complex="bold"/>
    </style:style>
    <style:style style:name="P15" style:family="paragraph" style:parent-style-name="Preformatted_20_Text">
      <style:text-properties fo:font-weight="bold" officeooo:rsid="007f5ca7" officeooo:paragraph-rsid="007f5ca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06</text:p>
      <text:p text:style-name="P10"/>
      <text:p text:style-name="P11">EX00</text:p>
      <text:p text:style-name="P10"/>
      <text:p text:style-name="P10">int<text:tab/>ft_strlen(char *str)</text:p>
      <text:p text:style-name="P10">{</text:p>
      <text:p text:style-name="P10"><text:tab/>int<text:tab/>index;</text:p>
      <text:p text:style-name="P10"/>
      <text:p text:style-name="P10"><text:tab/>index = 0;</text:p>
      <text:p text:style-name="P10"><text:tab/>while (str[index])</text:p>
      <text:p text:style-name="P10"><text:tab/><text:tab/>index++;</text:p>
      <text:p text:style-name="P10"><text:tab/>return (index);</text:p>
      <text:p text:style-name="P10">}</text:p>
      <text:p text:style-name="P10"/>
      <text:p text:style-name="P11">EX01</text:p>
      <text:p text:style-name="P11"/>
      <text:p text:style-name="P11">#include &lt;unistd.h&gt;</text:p>
      <text:p text:style-name="P11"/>
      <text:p text:style-name="P11">void<text:tab/>ft_putstr(char *str)</text:p>
      <text:p text:style-name="P11">{</text:p>
      <text:p text:style-name="P11"><text:tab/>while (*str)</text:p>
      <text:p text:style-name="P11"><text:tab/>{</text:p>
      <text:p text:style-name="P11"><text:tab/><text:tab/>write(1, str, 1);</text:p>
      <text:p text:style-name="P11"><text:tab/><text:tab/>str++;</text:p>
      <text:p text:style-name="P11"><text:tab/>}</text:p>
      <text:p text:style-name="P11">}</text:p>
      <text:p text:style-name="P11"/>
      <text:p text:style-name="P11">_______________</text:p>
      <text:p text:style-name="P11"/>
      <text:p text:style-name="P11">void<text:tab/>ft_putstr(char *str)</text:p>
      <text:p text:style-name="P11">{</text:p>
      <text:p text:style-name="P11"><text:tab/>while (*str)</text:p>
      <text:p text:style-name="P11"><text:tab/><text:tab/>write(1, str++, 1);</text:p>
      <text:p text:style-name="P11">}</text:p>
      <text:p text:style-name="P11"/>
      <text:p text:style-name="P11">EX02</text:p>
      <text:p text:style-name="P11"/>
      <text:p text:style-name="P11">#include &lt;unistd.h&gt;</text:p>
      <text:p text:style-name="P11"/>
      <text:p text:style-name="P11">void<text:tab/>ft_putnbr(int nb)</text:p>
      <text:p text:style-name="P11">{</text:p>
      <text:p text:style-name="P11"><text:tab/>if (nb == -2147483648)</text:p>
      <text:p text:style-name="P11"><text:tab/>{</text:p>
      <text:p text:style-name="P11"><text:tab/><text:tab/>write(1, "-2", 2);</text:p>
      <text:p text:style-name="P11"><text:tab/><text:tab/>nb = 147483648;</text:p>
      <text:p text:style-name="P11"><text:tab/>}</text:p>
      <text:p text:style-name="P11"><text:tab/>if (nb &lt; 0)</text:p>
      <text:p text:style-name="P11"><text:tab/>{</text:p>
      <text:p text:style-name="P11"><text:tab/><text:tab/>write(1, "-", 1);</text:p>
      <text:p text:style-name="P11"><text:tab/><text:tab/>nb = -nb;</text:p>
      <text:p text:style-name="P11"><text:tab/>}</text:p>
      <text:p text:style-name="P11"><text:tab/>if (nb &gt;= 10)</text:p>
      <text:p text:style-name="P11"><text:tab/><text:tab/>ft_putnbr(nb / 10);</text:p>
      <text:p text:style-name="P11"><text:tab/>nb = (nb % 10) + 48;</text:p>
      <text:p text:style-name="P11"><text:tab/>write(1, &amp;nb, 1);</text:p>
      <text:p text:style-name="P11">}</text:p>
      <text:p text:style-name="P11"/>
      <text:p text:style-name="P11">________________</text:p>
      <text:p text:style-name="P11"/>
      <text:p text:style-name="P11">#include &lt;unistd.h&gt;</text:p>
      <text:p text:style-name="P11"/>
      <text:p text:style-name="P11">void<text:tab/>ft_putchar(char c)</text:p>
      <text:p text:style-name="P11">{</text:p>
      <text:p text:style-name="P11"><text:tab/>write(1, &amp;c, 1);</text:p>
      <text:p text:style-name="P11">}</text:p>
      <text:p text:style-name="P11"/>
      <text:p text:style-name="P11">void<text:tab/>ft_putnbr(int nb)</text:p>
      <text:p text:style-name="P11">{</text:p>
      <text:p text:style-name="P11"><text:tab/>if (nb == -2147483648)</text:p>
      <text:p text:style-name="P11"><text:tab/>{</text:p>
      <text:p text:style-name="P11"><text:soft-page-break/><text:tab/><text:tab/>ft_putnbr(nb / 10);</text:p>
      <text:p text:style-name="P11"><text:tab/><text:tab/>ft_putchar('8');</text:p>
      <text:p text:style-name="P11"><text:tab/>}</text:p>
      <text:p text:style-name="P11"><text:tab/>else if (nb &lt; 0)</text:p>
      <text:p text:style-name="P11"><text:tab/>{</text:p>
      <text:p text:style-name="P11"><text:tab/><text:tab/>ft_putchar('-');</text:p>
      <text:p text:style-name="P11"><text:tab/><text:tab/>ft_putnbr(-nb);</text:p>
      <text:p text:style-name="P11"><text:tab/>}</text:p>
      <text:p text:style-name="P11"><text:tab/>else</text:p>
      <text:p text:style-name="P11"><text:tab/>{</text:p>
      <text:p text:style-name="P11"><text:tab/><text:tab/>if (nb &gt; 9)</text:p>
      <text:p text:style-name="P11"><text:tab/><text:tab/><text:tab/>ft_putnbr(nb / 10);</text:p>
      <text:p text:style-name="P11"><text:tab/><text:tab/>ft_putchar(48 + nb % 10);</text:p>
      <text:p text:style-name="P11"><text:tab/>}</text:p>
      <text:p text:style-name="P11">}</text:p>
      <text:p text:style-name="P11"/>
      <text:p text:style-name="P11">________</text:p>
      <text:p text:style-name="P11"/>
      <text:p text:style-name="P12">EMILIO FEVRIER 2019</text:p>
      <text:p text:style-name="P12"/>
      <text:p text:style-name="P12"/>
      <text:p text:style-name="P11">#include &lt;unistd.h&gt;</text:p>
      <text:p text:style-name="P11"></text:p>
      <text:p text:style-name="P11">void<text:tab/>ft_putchar(char c)</text:p>
      <text:p text:style-name="P11">{</text:p>
      <text:p text:style-name="P11"><text:tab/>write(1, &amp;c, 1);</text:p>
      <text:p text:style-name="P11">}</text:p>
      <text:p text:style-name="P11"></text:p>
      <text:p text:style-name="P11">void<text:tab/>ft_putnbr(int nb)</text:p>
      <text:p text:style-name="P11">{</text:p>
      <text:p text:style-name="P11"><text:tab/>if (nb == -2147483648)</text:p>
      <text:p text:style-name="P11"><text:tab/>{</text:p>
      <text:p text:style-name="P11"><text:tab/><text:tab/>ft_putchar('-');</text:p>
      <text:p text:style-name="P11"><text:tab/><text:tab/>ft_putchar('2');</text:p>
      <text:p text:style-name="P11"><text:tab/><text:tab/>ft_putnbr(147483648);</text:p>
      <text:p text:style-name="P11"><text:tab/>}</text:p>
      <text:p text:style-name="P11"><text:tab/>else if (nb &lt; 0)</text:p>
      <text:p text:style-name="P11"><text:tab/>{</text:p>
      <text:p text:style-name="P11"><text:tab/><text:tab/>ft_putchar('-');</text:p>
      <text:p text:style-name="P11"><text:tab/><text:tab/>ft_putnbr(nb * -1);</text:p>
      <text:p text:style-name="P11"><text:tab/>}</text:p>
      <text:p text:style-name="P11"><text:tab/>else if (nb &gt; 9)</text:p>
      <text:p text:style-name="P11"><text:tab/>{</text:p>
      <text:p text:style-name="P11"><text:tab/><text:tab/>ft_putnbr(nb / 10);</text:p>
      <text:p text:style-name="P11"><text:tab/><text:tab/>ft_putnbr(nb % 10);</text:p>
      <text:p text:style-name="P11"><text:tab/>}</text:p>
      <text:p text:style-name="P11"><text:tab/>else</text:p>
      <text:p text:style-name="P11"><text:tab/>{</text:p>
      <text:p text:style-name="P11"><text:tab/><text:tab/>ft_putchar((nb % 10) + '0');</text:p>
      <text:p text:style-name="P11"><text:tab/>}</text:p>
      <text:p text:style-name="P11">}</text:p>
      <text:p text:style-name="P11"/>
      <text:p text:style-name="P13">EX03</text:p>
      <text:p text:style-name="P11"/>
      <text:p text:style-name="P11"/>
      <text:p text:style-name="P11">int<text:tab/><text:tab/>ft_atoi(char *str)</text:p>
      <text:p text:style-name="P11">{</text:p>
      <text:p text:style-name="P11"><text:tab/>int<text:tab/><text:tab/>atoi;</text:p>
      <text:p text:style-name="P11"><text:tab/>int<text:tab/><text:tab/>negative;</text:p>
      <text:p text:style-name="P11"/>
      <text:p text:style-name="P11"><text:tab/>atoi = 0;</text:p>
      <text:p text:style-name="P11"><text:tab/>negative = 1;</text:p>
      <text:p text:style-name="P11"><text:tab/>while (*str == '\t' || *str == '\v' || *str == '\n' || *str == '\r'</text:p>
      <text:p text:style-name="P11"><text:tab/><text:tab/><text:tab/>|| *str == '\f' || *str == ' ')</text:p>
      <text:p text:style-name="P11"><text:tab/><text:tab/>str++;</text:p>
      <text:p text:style-name="P11"><text:tab/>while (*str == '+' || *str == '-')</text:p>
      <text:p text:style-name="P11"><text:tab/>{</text:p>
      <text:p text:style-name="P11"><text:tab/><text:tab/>if (*str == '-')</text:p>
      <text:p text:style-name="P11"><text:tab/><text:tab/><text:tab/>negative = negative * -1;</text:p>
      <text:p text:style-name="P11"><text:tab/><text:tab/>str++;</text:p>
      <text:p text:style-name="P11"><text:soft-page-break/><text:tab/>}</text:p>
      <text:p text:style-name="P11"><text:tab/>while (*str &gt;= '0' &amp;&amp; *str &lt;= '9')</text:p>
      <text:p text:style-name="P11"><text:tab/>{</text:p>
      <text:p text:style-name="P11"><text:tab/><text:tab/>atoi = atoi * 10 + *str - 48;</text:p>
      <text:p text:style-name="P11"><text:tab/><text:tab/>str++;</text:p>
      <text:p text:style-name="P11"><text:tab/>}</text:p>
      <text:p text:style-name="P11"><text:tab/>return (atoi * negative);</text:p>
      <text:p text:style-name="P11">}</text:p>
      <text:p text:style-name="P11"/>
      <text:p text:style-name="P11">_________________</text:p>
      <text:p text:style-name="P11"/>
      <text:p text:style-name="P14">EMILIO FEVRIER 2019</text:p>
      <text:p text:style-name="P14"/>
      <text:p text:style-name="P14">int<text:tab/><text:tab/>ft_atoi(char *str)</text:p>
      <text:p text:style-name="P14">{</text:p>
      <text:p text:style-name="P14"><text:tab/>int res;</text:p>
      <text:p text:style-name="P14"><text:tab/>int sign;</text:p>
      <text:p text:style-name="P14"><text:tab/>int i;</text:p>
      <text:p text:style-name="P14"></text:p>
      <text:p text:style-name="P14"><text:tab/>res = 0;</text:p>
      <text:p text:style-name="P14"><text:tab/>sign = 1;</text:p>
      <text:p text:style-name="P14"><text:tab/>i = 0;</text:p>
      <text:p text:style-name="P14"><text:tab/>while (str[i] == ' ' || str[i] == '\f' || str[i] == '\t' || str[i] == '\n'</text:p>
      <text:p text:style-name="P14"><text:tab/><text:tab/><text:tab/>|| str[i] == '\r' || str[i] == '\v')</text:p>
      <text:p text:style-name="P14"><text:tab/><text:tab/><text:tab/><text:tab/>i++;</text:p>
      <text:p text:style-name="P14"><text:tab/>if (str[i] == '+')</text:p>
      <text:p text:style-name="P14"><text:tab/><text:tab/>i++;</text:p>
      <text:p text:style-name="P14"><text:tab/>else if (str[i] == '-')</text:p>
      <text:p text:style-name="P14"><text:tab/>{</text:p>
      <text:p text:style-name="P14"><text:tab/><text:tab/>sign = -1;</text:p>
      <text:p text:style-name="P14"><text:tab/><text:tab/>i++;</text:p>
      <text:p text:style-name="P14"><text:tab/>}</text:p>
      <text:p text:style-name="P14"><text:tab/>while (str[i] &gt;= '0' &amp;&amp; str[i] &lt;= '9')</text:p>
      <text:p text:style-name="P14"><text:tab/>{</text:p>
      <text:p text:style-name="P14"><text:tab/><text:tab/>res = res * 10 + str[i] - '0';</text:p>
      <text:p text:style-name="P14"><text:tab/><text:tab/>i++;</text:p>
      <text:p text:style-name="P14"><text:tab/>}</text:p>
      <text:p text:style-name="P14"><text:tab/>return (res * sign);</text:p>
      <text:p text:style-name="P14">}</text:p>
      <text:p text:style-name="P14"/>
      <text:p text:style-name="P15">ex04</text:p>
      <text:p text:style-name="P15"/>
      <text:p text:style-name="P15"/>
      <text:p text:style-name="P15">#include &lt;unistd.h&gt;</text:p>
      <text:p text:style-name="P15"/>
      <text:p text:style-name="P15">void<text:tab/>ft_putchar(char c)</text:p>
      <text:p text:style-name="P15">{</text:p>
      <text:p text:style-name="P15"><text:tab/>write(1, &amp;c, 1);</text:p>
      <text:p text:style-name="P15">}</text:p>
      <text:p text:style-name="P15"/>
      <text:p text:style-name="P15">int<text:tab/><text:tab/>ft_strlen(char *str)</text:p>
      <text:p text:style-name="P15">{</text:p>
      <text:p text:style-name="P15"><text:tab/>int<text:tab/><text:tab/>i;</text:p>
      <text:p text:style-name="P15"/>
      <text:p text:style-name="P15"><text:tab/>i = 0;</text:p>
      <text:p text:style-name="P15"><text:tab/>while (str[i])</text:p>
      <text:p text:style-name="P15"><text:tab/><text:tab/>i++;</text:p>
      <text:p text:style-name="P15"><text:tab/>return (i);</text:p>
      <text:p text:style-name="P15">}</text:p>
      <text:p text:style-name="P15"/>
      <text:p text:style-name="P15">int<text:tab/><text:tab/>check_base(char *base)</text:p>
      <text:p text:style-name="P15">{</text:p>
      <text:p text:style-name="P15"><text:tab/>int<text:tab/><text:tab/>i;</text:p>
      <text:p text:style-name="P15"><text:tab/>int<text:tab/><text:tab/>j;</text:p>
      <text:p text:style-name="P15"><text:tab/>int<text:tab/><text:tab/>len;</text:p>
      <text:p text:style-name="P15"/>
      <text:p text:style-name="P15"><text:tab/>i = 0;</text:p>
      <text:p text:style-name="P15"><text:tab/>len = ft_strlen(base);</text:p>
      <text:p text:style-name="P15"><text:tab/>if (len == 0 || len == 1)</text:p>
      <text:p text:style-name="P15"><text:tab/><text:tab/>return (0);</text:p>
      <text:p text:style-name="P15"><text:soft-page-break/><text:tab/>while (base[i])</text:p>
      <text:p text:style-name="P15"><text:tab/>{</text:p>
      <text:p text:style-name="P15"><text:tab/><text:tab/>j = i + 1;</text:p>
      <text:p text:style-name="P15"><text:tab/><text:tab/>if (base[i] == '-' || base[i] == '+' || base[i] &lt; 32 || base[i] &gt; 127)</text:p>
      <text:p text:style-name="P15"><text:tab/><text:tab/><text:tab/>return (0);</text:p>
      <text:p text:style-name="P15"><text:tab/><text:tab/>while (base[j])</text:p>
      <text:p text:style-name="P15"><text:tab/><text:tab/>{</text:p>
      <text:p text:style-name="P15"><text:tab/><text:tab/><text:tab/>if (base[i] == base[j])</text:p>
      <text:p text:style-name="P15"><text:tab/><text:tab/><text:tab/><text:tab/>return (0);</text:p>
      <text:p text:style-name="P15"><text:tab/><text:tab/><text:tab/>j++;</text:p>
      <text:p text:style-name="P15"><text:tab/><text:tab/>}</text:p>
      <text:p text:style-name="P15"><text:tab/><text:tab/>i++;</text:p>
      <text:p text:style-name="P15"><text:tab/>}</text:p>
      <text:p text:style-name="P15"><text:tab/>return (1);</text:p>
      <text:p text:style-name="P15">}</text:p>
      <text:p text:style-name="P15"/>
      <text:p text:style-name="P15">void<text:tab/>convert_base(long int num, char *base)</text:p>
      <text:p text:style-name="P15">{</text:p>
      <text:p text:style-name="P15"><text:tab/>long int<text:tab/>len;</text:p>
      <text:p text:style-name="P15"/>
      <text:p text:style-name="P15"><text:tab/>len = ft_strlen(base);</text:p>
      <text:p text:style-name="P15"><text:tab/>if (num &gt;= len)</text:p>
      <text:p text:style-name="P15"><text:tab/><text:tab/>convert_base(num / len, base);</text:p>
      <text:p text:style-name="P15"><text:tab/>ft_putchar(base[num % len]);</text:p>
      <text:p text:style-name="P15">}</text:p>
      <text:p text:style-name="P15"/>
      <text:p text:style-name="P15">void<text:tab/>ft_putnbr_base(int nbr, char *base)</text:p>
      <text:p text:style-name="P15">{</text:p>
      <text:p text:style-name="P15"><text:tab/>long int<text:tab/>nbr2;</text:p>
      <text:p text:style-name="P15"/>
      <text:p text:style-name="P15"><text:tab/>nbr2 = nbr;</text:p>
      <text:p text:style-name="P15"><text:tab/>if (check_base(base))</text:p>
      <text:p text:style-name="P15"><text:tab/>{</text:p>
      <text:p text:style-name="P15"><text:tab/><text:tab/>if (nbr &lt; 0)</text:p>
      <text:p text:style-name="P15"><text:tab/><text:tab/>{</text:p>
      <text:p text:style-name="P15"><text:tab/><text:tab/><text:tab/>write(1, "-", 1);</text:p>
      <text:p text:style-name="P15"><text:tab/><text:tab/><text:tab/>nbr2 = -nbr2;</text:p>
      <text:p text:style-name="P15"><text:tab/><text:tab/>}</text:p>
      <text:p text:style-name="P15"><text:tab/><text:tab/>convert_base(nbr2, base);</text:p>
      <text:p text:style-name="P15"><text:tab/>}</text:p>
      <text:p text:style-name="P15">}</text:p>
      <text:p text:style-name="P15"/>
      <text:p text:style-name="P15">ex05</text:p>
      <text:p text:style-name="P15"/>
      <text:p text:style-name="P15">int<text:tab/><text:tab/>ft_strlen(char *str)</text:p>
      <text:p text:style-name="P15">{</text:p>
      <text:p text:style-name="P15"><text:tab/>int<text:tab/><text:tab/>i;</text:p>
      <text:p text:style-name="P15"/>
      <text:p text:style-name="P15"><text:tab/>i = 0;</text:p>
      <text:p text:style-name="P15"><text:tab/>while (str[i])</text:p>
      <text:p text:style-name="P15"><text:tab/><text:tab/>i++;</text:p>
      <text:p text:style-name="P15"><text:tab/>return (i);</text:p>
      <text:p text:style-name="P15">}</text:p>
      <text:p text:style-name="P15"/>
      <text:p text:style-name="P15">int<text:tab/><text:tab/>i_base(char c, char *base)</text:p>
      <text:p text:style-name="P15">{</text:p>
      <text:p text:style-name="P15"><text:tab/>int<text:tab/><text:tab/>i;</text:p>
      <text:p text:style-name="P15"/>
      <text:p text:style-name="P15"><text:tab/>i = 0;</text:p>
      <text:p text:style-name="P15"><text:tab/>while (base[i] &amp;&amp; base[i] != c)</text:p>
      <text:p text:style-name="P15"><text:tab/>{</text:p>
      <text:p text:style-name="P15"><text:tab/><text:tab/>i++;</text:p>
      <text:p text:style-name="P15"><text:tab/>}</text:p>
      <text:p text:style-name="P15"><text:tab/>return (i);</text:p>
      <text:p text:style-name="P15">}</text:p>
      <text:p text:style-name="P15"/>
      <text:p text:style-name="P15">int<text:tab/><text:tab/>is_base(char c, char *base)</text:p>
      <text:p text:style-name="P15">{</text:p>
      <text:p text:style-name="P15"><text:tab/>int<text:tab/><text:tab/>i;</text:p>
      <text:p text:style-name="P15"/>
      <text:p text:style-name="P15"><text:soft-page-break/><text:tab/>i = 0;</text:p>
      <text:p text:style-name="P15"><text:tab/>while (base[i])</text:p>
      <text:p text:style-name="P15"><text:tab/>{</text:p>
      <text:p text:style-name="P15"><text:tab/><text:tab/>if (base[i] == c)</text:p>
      <text:p text:style-name="P15"><text:tab/><text:tab/><text:tab/>return (1);</text:p>
      <text:p text:style-name="P15"><text:tab/><text:tab/>i++;</text:p>
      <text:p text:style-name="P15"><text:tab/>}</text:p>
      <text:p text:style-name="P15"><text:tab/>return (0);</text:p>
      <text:p text:style-name="P15">}</text:p>
      <text:p text:style-name="P15"/>
      <text:p text:style-name="P15">int<text:tab/><text:tab/>check_base(char *base)</text:p>
      <text:p text:style-name="P15">{</text:p>
      <text:p text:style-name="P15"><text:tab/>int<text:tab/><text:tab/>i;</text:p>
      <text:p text:style-name="P15"><text:tab/>int<text:tab/><text:tab/>j;</text:p>
      <text:p text:style-name="P15"><text:tab/>int<text:tab/><text:tab/>len;</text:p>
      <text:p text:style-name="P15"/>
      <text:p text:style-name="P15"><text:tab/>i = 0;</text:p>
      <text:p text:style-name="P15"><text:tab/>len = ft_strlen(base);</text:p>
      <text:p text:style-name="P15"><text:tab/>if (len == 0 || len == 1)</text:p>
      <text:p text:style-name="P15"><text:tab/><text:tab/>return (0);</text:p>
      <text:p text:style-name="P15"><text:tab/>while (base[i])</text:p>
      <text:p text:style-name="P15"><text:tab/>{</text:p>
      <text:p text:style-name="P15"><text:tab/><text:tab/>j = i + 1;</text:p>
      <text:p text:style-name="P15"><text:tab/><text:tab/>if (base[i] == '-' || base[i] == '+' || base[i] &lt; 32</text:p>
      <text:p text:style-name="P15"><text:tab/><text:tab/><text:tab/><text:tab/>|| base[i] &gt; 127 || base[i] == ' ')</text:p>
      <text:p text:style-name="P15"><text:tab/><text:tab/><text:tab/>return (0);</text:p>
      <text:p text:style-name="P15"><text:tab/><text:tab/>while (base[j])</text:p>
      <text:p text:style-name="P15"><text:tab/><text:tab/>{</text:p>
      <text:p text:style-name="P15"><text:tab/><text:tab/><text:tab/>if (base[i] == base[j])</text:p>
      <text:p text:style-name="P15"><text:tab/><text:tab/><text:tab/><text:tab/>return (0);</text:p>
      <text:p text:style-name="P15"><text:tab/><text:tab/><text:tab/>j++;</text:p>
      <text:p text:style-name="P15"><text:tab/><text:tab/>}</text:p>
      <text:p text:style-name="P15"><text:tab/><text:tab/>i++;</text:p>
      <text:p text:style-name="P15"><text:tab/>}</text:p>
      <text:p text:style-name="P15"><text:tab/>return (1);</text:p>
      <text:p text:style-name="P15">}</text:p>
      <text:p text:style-name="P15"/>
      <text:p text:style-name="P15">int<text:tab/><text:tab/>ft_atoi_base(char *str, char *base)</text:p>
      <text:p text:style-name="P15">{</text:p>
      <text:p text:style-name="P15"><text:tab/>int<text:tab/><text:tab/>atoi;</text:p>
      <text:p text:style-name="P15"><text:tab/>int<text:tab/><text:tab/>negative;</text:p>
      <text:p text:style-name="P15"/>
      <text:p text:style-name="P15"><text:tab/>atoi = 0;</text:p>
      <text:p text:style-name="P15"><text:tab/>negative = 1;</text:p>
      <text:p text:style-name="P15"><text:tab/>if (!check_base(base))</text:p>
      <text:p text:style-name="P15"><text:tab/><text:tab/>return (0);</text:p>
      <text:p text:style-name="P15"><text:tab/>while (*str == '\t' || *str == '\v' || *str == '\n' || *str == '\r'</text:p>
      <text:p text:style-name="P15"><text:tab/><text:tab/><text:tab/>|| *str == '\f' || *str == ' ')</text:p>
      <text:p text:style-name="P15"><text:tab/><text:tab/>str++;</text:p>
      <text:p text:style-name="P15"><text:tab/>while (*str == '+' || *str == '-')</text:p>
      <text:p text:style-name="P15"><text:tab/>{</text:p>
      <text:p text:style-name="P15"><text:tab/><text:tab/>if (*str == '-')</text:p>
      <text:p text:style-name="P15"><text:tab/><text:tab/><text:tab/>negative = negative * -1;</text:p>
      <text:p text:style-name="P15"><text:tab/><text:tab/>str++;</text:p>
      <text:p text:style-name="P15"><text:tab/>}</text:p>
      <text:p text:style-name="P15"><text:tab/>while (is_base(*str, base))</text:p>
      <text:p text:style-name="P15"><text:tab/>{</text:p>
      <text:p text:style-name="P15"><text:tab/><text:tab/>atoi = atoi * ft_strlen(base) + i_base(*str, base);</text:p>
      <text:p text:style-name="P15"><text:tab/><text:tab/>str++;</text:p>
      <text:p text:style-name="P15"><text:tab/>}</text:p>
      <text:p text:style-name="P15"><text:tab/>return (atoi * negative);</text:p>
      <text:p text:style-name="P15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5T12:50:46.426274600</dc:date>
    <meta:editing-duration>PT17H1M16S</meta:editing-duration>
    <meta:editing-cycles>99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5" meta:paragraph-count="293" meta:word-count="751" meta:character-count="3914" meta:non-whitespace-character-count="3059"/>
  </office:meta>
</office:document-meta>
</file>